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9.22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>
            <text:p>Номер</text:p>
          </table:table-cell>
          <table:table-cell office:value-type="string">
            <text:p>Метка</text:p>
          </table:table-cell>
          <table:table-cell office:value-type="string">
            <text:p>МинЛвл</text:p>
          </table:table-cell>
          <table:table-cell office:value-type="string">
            <text:p>МаксЛвл</text:p>
          </table:table-cell>
          <table:table-cell office:value-type="string">
            <text:p>Город</text:p>
          </table:table-cell>
          <table:table-cell office:value-type="string">
            <text:p>Лока</text:p>
          </table:table-cell>
          <table:table-cell office:value-type="string">
            <text:p>Бить</text:p>
          </table:table-cell>
          <table:table-cell office:value-type="string">
            <text:p>Не бить</text:p>
          </table:table-cell>
          <table:table-cell office:value-type="string">
            <text:p>На кафру</text:p>
          </table:table-cell>
          <table:table-cell office:value-type="string">
            <text:p>Продавать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</text:p>
          </table:table-cell>
          <table:table-cell office:value-type="string">
            <text:p>all, Andre, Deniro, Piere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moc_fild02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Peco Peco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prt_fild06</text:p>
          </table:table-cell>
          <table:table-cell office:value-type="string">
            <text:p>Lunatic, Poring, Pupa, Thief Bug Egg</text:p>
          </table:table-cell>
          <table:table-cell office:value-type="string">
            <text:p>all, Thief Bug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</text:p>
          </table:table-cell>
          <table:table-cell office:value-type="string">
            <text:p>all, Green Plant, Thief Bug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c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rontera</text:p>
          </table:table-cell>
          <table:table-cell office:value-type="string">
            <text:p>prt_fild06</text:p>
          </table:table-cell>
          <table:table-cell office:value-type="string">
            <text:p>Lunatic, Poring, Pupa, Thief Bug Egg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c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rontera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c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prontera</text:p>
          </table:table-cell>
          <table:table-cell office:value-type="string">
            <text:p>prt_fild10</text:p>
          </table:table-cell>
          <table:table-cell office:value-type="string">
            <text:p>Savage Babe, Shining Plant, Thief Bug</text:p>
          </table:table-cell>
          <table:table-cell office:value-type="string">
            <text:p>all, Poporing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prontera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</text:p>
          </table:table-cell>
          <table:table-cell office:value-type="string">
            <text:p>all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co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prontera</text:p>
          </table:table-cell>
          <table:table-cell office:value-type="string">
            <text:p>prt_fild10</text:p>
          </table:table-cell>
          <table:table-cell office:value-type="string">
            <text:p>Savage Babe, Shining Plant, Thief Bug, Poporing</text:p>
          </table:table-cell>
          <table:table-cell office:value-type="string">
            <text:p>all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co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prontera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, Baby Desert Wolf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o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prontera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, Baby Desert Wolf</text:p>
          </table:table-cell>
          <table:table-cell office:value-type="string">
            <text:p>all, Andre, Deniro, Piere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m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zlude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</text:p>
          </table:table-cell>
          <table:table-cell office:value-type="string">
            <text:p>all, Andre, Deniro, Piere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m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zlude</text:p>
          </table:table-cell>
          <table:table-cell office:value-type="string">
            <text:p>prt_fild10</text:p>
          </table:table-cell>
          <table:table-cell office:value-type="string">
            <text:p>Savage Babe, Shining Plant, Thief Bug</text:p>
          </table:table-cell>
          <table:table-cell office:value-type="string">
            <text:p>all, Poporing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mo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moc_fild02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Peco Peco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emo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</text:p>
          </table:table-cell>
          <table:table-cell office:value-type="string">
            <text:p>all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em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07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m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0</text:p>
          </table:table-cell>
          <table:table-cell office:value-type="string">
            <text:p>Ant's Egg, Drops, PecoPeco's Egg, Picky, Super Picky</text:p>
          </table:table-cell>
          <table:table-cell office:value-type="string">
            <text:p>all, Yellow Plant, Green Plant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em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2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em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morocc</text:p>
          </table:table-cell>
          <table:table-cell office:value-type="string">
            <text:p>moc_fild11</text:p>
          </table:table-cell>
          <table:table-cell office:value-type="string">
            <text:p>Muka, Shining Plant</text:p>
          </table:table-cell>
          <table:table-cell office:value-type="string">
            <text:p>all, Piere, Andre, Deniro, Golem, Hode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em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morocc</text:p>
          </table:table-cell>
          <table:table-cell office:value-type="string">
            <text:p>moc_fild06</text:p>
          </table:table-cell>
          <table:table-cell office:value-type="string">
            <text:p>Ant's Egg, Condor, Muka</text:p>
          </table:table-cell>
          <table:table-cell office:value-type="string">
            <text:p>all, Peco Peco, Yellow Plant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mo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izlude</text:p>
          </table:table-cell>
          <table:table-cell office:value-type="string">
            <text:p>moc_fild04</text:p>
          </table:table-cell>
          <table:table-cell office:value-type="string">
            <text:p>Ant's Egg, Desert Wolf, Metaller, Scorpion</text:p>
          </table:table-cell>
          <table:table-cell office:value-type="string">
            <text:p>all, Yellow Plant, Piere, Magnolia, Andr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mo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izlude</text:p>
          </table:table-cell>
          <table:table-cell office:value-type="string">
            <text:p>moc_fild13</text:p>
          </table:table-cell>
          <table:table-cell office:value-type="string">
            <text:p>Anacodaq, Desert Wolf, Drops, Poporing, Sidewinder, Snake</text:p>
          </table:table-cell>
          <table:table-cell office:value-type="string">
            <text:p>all, Red Mushroom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rch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alberta</text:p>
          </table:table-cell>
          <table:table-cell office:value-type="string">
            <text:p>pay_fild03</text:p>
          </table:table-cell>
          <table:table-cell office:value-type="string">
            <text:p>Lunatic, Poring, Pupa, Willow</text:p>
          </table:table-cell>
          <table:table-cell office:value-type="string">
            <text:p>all, Creamy, Red Mushroom, Green Plant</text:p>
          </table:table-cell>
          <table:table-cell office:value-type="string">
            <text:p>all, Empty Bottle, Trunk, Resin</text:p>
          </table:table-cell>
          <table:table-cell office:value-type="string">
            <text:p>Clover, Red Herb, Carrot, Apple, Jellopy, Knife [4], Sticky Mucus, Shell, Chrysalis, Iron Ore, Phracon, Tree Root, Barren Trunk, Fine-grained Trunk, Solid Trunk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erch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alberta</text:p>
          </table:table-cell>
          <table:table-cell office:value-type="string">
            <text:p>pay_fild06</text:p>
          </table:table-cell>
          <table:table-cell office:value-type="string">
            <text:p>Spore</text:p>
          </table:table-cell>
          <table:table-cell office:value-type="string">
            <text:p>all, Worm Tail, Red Mushroom, Female Thief Bug, Poporing</text:p>
          </table:table-cell>
          <table:table-cell office:value-type="string">
            <text:p>all, Red Gemstone</text:p>
          </table:table-cell>
          <table:table-cell office:value-type="string">
            <text:p>Worm Peeling, Iron Ore, Insect Feeler, Garlet, Sticky Mucu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rch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string">
            <text:p>alberta</text:p>
          </table:table-cell>
          <table:table-cell office:value-type="string">
            <text:p>pay_fild06</text:p>
          </table:table-cell>
          <table:table-cell office:value-type="string">
            <text:p>Spore, Female Thief Bug, Poporing</text:p>
          </table:table-cell>
          <table:table-cell office:value-type="string">
            <text:p>all, Worm Tail, Red Mushroom</text:p>
          </table:table-cell>
          <table:table-cell office:value-type="string">
            <text:p>all, Red Gemstone</text:p>
          </table:table-cell>
          <table:table-cell office:value-type="string">
            <text:p>Worm Peeling, Iron Ore, Insect Feeler, Garlet, Sticky Mucu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</text:p>
          </table:table-cell>
          <table:table-cell office:value-type="string">
            <text:p>all, Andre, Deniro, Piere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moc_fild02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Peco Peco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prt_fild06</text:p>
          </table:table-cell>
          <table:table-cell office:value-type="string">
            <text:p>Lunatic, Poring, Pupa, Thief Bug Egg</text:p>
          </table:table-cell>
          <table:table-cell office:value-type="string">
            <text:p>all, Thief Bug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</text:p>
          </table:table-cell>
          <table:table-cell office:value-type="string">
            <text:p>all, Green Plant, Thief Bug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wor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izlude</text:p>
          </table:table-cell>
          <table:table-cell office:value-type="string">
            <text:p>prt_fild06</text:p>
          </table:table-cell>
          <table:table-cell office:value-type="string">
            <text:p>Lunatic, Poring, Pupa, Thief Bug Egg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wor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izlude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word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izlude</text:p>
          </table:table-cell>
          <table:table-cell office:value-type="string">
            <text:p>prt_fild10</text:p>
          </table:table-cell>
          <table:table-cell office:value-type="string">
            <text:p>Savage Babe, Shining Plant, Thief Bug</text:p>
          </table:table-cell>
          <table:table-cell office:value-type="string">
            <text:p>all, Poporing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word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izlude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</text:p>
          </table:table-cell>
          <table:table-cell office:value-type="string">
            <text:p>all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word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izlude</text:p>
          </table:table-cell>
          <table:table-cell office:value-type="string">
            <text:p>prt_fild10</text:p>
          </table:table-cell>
          <table:table-cell office:value-type="string">
            <text:p>Savage Babe, Shining Plant, Thief Bug, Poporing</text:p>
          </table:table-cell>
          <table:table-cell office:value-type="string">
            <text:p>all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word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izlude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, Baby Desert Wolf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word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izlude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, Baby Desert Wolf</text:p>
          </table:table-cell>
          <table:table-cell office:value-type="string">
            <text:p>all, Andre, Deniro, Piere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hie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07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hie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0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hie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2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8T22:44:18.44</dc:date>
    <meta:generator>LibreOffice/3.5$Windows_x86 LibreOffice_project/7122e39-92ed229-498d286-15e43b4-d70da21</meta:generator>
    <meta:editing-duration>PT16M22S</meta:editing-duration>
    <meta:editing-cycles>5</meta:editing-cycles>
    <meta:document-statistic meta:table-count="1" meta:cell-count="400" meta:object-count="0"/>
  </office:meta>
</office:document-meta>
</file>